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09" is written in pencil and circled in the top right corner of the page.]</text:p>
      <text:p text:style-name="P6"/>
      <text:p text:style-name="P7">About the folly of teaching the Bar Mitzvah/</text:p>
      <text:p text:style-name="P7">naught but a chapter by rote./</text:p>
      <text:p text:style-name="P7"/>
      <text:p text:style-name="P6">[Page 1]</text:p>
      <text:p text:style-name="P6">Brethren! <text:s/>A portion of the service, which I thought it advisable/ for a short time to suspend, is <text:span text:style-name="T2">at length</text:span><text:span text:style-name="T4"> resumed upon the Sabbath./ <text:s/>I am aware that in American Judaism, the sermon forms the/ kernel of the worship, and the ritual the shell. <text:s/>But/ what some praise highly as an improvement, I regard as a just/ cause for a complaint. <text:s/>Where schools exist, in which the written/ and the oral Law find expounders, preaching, in the ordinary sense,/ is rare. <text:s/>The fire of religion needs not be kept up then by the/ </text:span><text:span text:style-name="T2">rhetorical</text:span><text:span text:style-name="T4"> fuel which the rhetoric of the pulpit orator furnishes. <text:s/>In the school/ room are the feelings warmed, and the minds brightened. <text:s/>Both/ young and old, draw out of that repository of sacred learning,/ the knowledge obligatory upon all to procure. <text:s/>We, the inhabit-/-ants of this country, have a palpable deficiency of institutions/ devoted to that all-essential purpose. <text:s/>Hence, the practice of/ weekly addressing the assembled worshippers, enjoys great po-/-pularity. <text:s/>I do not deprecate it, on the score of innovation,/ for all things new are so more to be condemned, than the old/ to be cast aside as obsolete. <text:s/>Preaching has much that com-/-mends it to the respectful attention of a Congregation, specially/ so, when the life of the teacher illustrates his instruction./</text:span></text:p>
      <text:p text:style-name="P6"><text:soft-page-break/><text:span text:style-name="T4"/></text:p>
      <text:p text:style-name="P6"><text:span text:style-name="T4">[Page 2]</text:span></text:p>
      <text:p text:style-name="P6"><text:span text:style-name="T4">But if we must recognize in the religious discourse an/ absolute necessity </text:span><text:span text:style-name="T2">demanded</text:span><text:span text:style-name="T4"> created by the </text:span><text:span text:style-name="T2">present age</text:span><text:span text:style-name="T4"> changes of time, we should/ not suffer it to supplant the place ever held in the house of/ our Lord by the venerable Ritual. <text:s/>The right of the latter/ to preeminence must not be disputed; every encroachment/ upon it to widen the sphere of ministerial preaching is, in my/ opinion, a retrogression and not at all a progressive step./ <text:s/>It is the sacrificing of a universal interest in Israel, to the ad-/-vantage of a comparatively small minority. <text:s/>Holding such con-/-victions, I have never </text:span><text:span text:style-name="T2">acted on the suggestion of</text:span><text:span text:style-name="T4"> yeilded[sic!] to the pressure brought to bear on me for reducing the/ established prayers, in order to extend the boundaries of my speaking./ <text:s/>And I am conformed in my ideas by the gratifying reflection that/ even, when I remain altogether silent, as during the warmest/ period of the season just closing, many of my brethren worship/ with me in the national language, at evening time, in the/ morning, and at noon [Hebrew] <text:s/>May it always be/ so! <text:s/>But the fervent wish of my heart cannot be fulfilled/ without the combined efforts of my young coreligionists./</text:span></text:p>
      <text:p text:style-name="P6"><text:span text:style-name="T4">We, my friends! that have run more than half the course/ of human existence </text:span><text:span text:style-name="T2">here below</text:span><text:span text:style-name="T4">, must begin to seek for those/ who will supply our places. <text:s/>A veritable satisfaction/ will it be, to discover that when we are gathered to our fathers,/</text:span></text:p>
      <text:p text:style-name="P6"><text:span text:style-name="T4"/></text:p>
      <text:p text:style-name="P6"><text:span text:style-name="T4">[Page 3]</text:span></text:p>
      <text:p text:style-name="P6"><text:span text:style-name="T4">the offering of the lips will still be brought unto this house,/ by our successors. <text:s/>With that object steadily in view, we must/ have our children early taught how to pray and understandingly/ to join in public devotions. <text:s/>I would, however, be remiss/ in duty, were I not to point out an error in which many/ of our brethren fall, notwithstanding their best intentions, respecting/ the permanence of the Jewish worship. <text:s/>They train their/ sons carefully for the performance of one ceremony at the Syna-/-gogue, and trust to chance for the discharge of all other prac-/-tices. <text:s/>The effect of that misapprehension is perceptible/ in the usual absence of our youths from this hallowed spot, shortly after their having reached their religious majority./ <text:s/>They find themselves incapable of raising their voices to sing/ the praises of the Lord in unison </text:span><text:span text:style-name="T2">of</text:span><text:span text:style-name="T4"> with their elders. <text:s/>The utterances/ of the Reader at the sacred desk are unintelligible to them, and/ </text:span><text:span text:style-name="T2">as soon as</text:span><text:span text:style-name="T4"> scarcely has the occasion on which they stood before it </text:span><text:span text:style-name="T2">has</text:span><text:span text:style-name="T4"> passed,/ than all interest in the worship is lost. <text:s/>I verily believe/ that an acquaintance with the rudiments of the Hebrew/ might be gained, during the time devoted to the study of/ a portion of the Law, and that would eventually prove of more/</text:span></text:p>
      <text:p text:style-name="P6"><text:span text:style-name="T4"/></text:p>
      <text:p text:style-name="P6"><text:span text:style-name="T4">[Page 4]</text:span></text:p>
      <text:p text:style-name="P6"><text:span text:style-name="T4">benefit to the student, and would redound more/ to the national interest, than the memorising of a single/ chapter from the Pentateuch. <text:s/>I throw out a hint, not with/ the view to advocate a general discontinuance of a time-honored/ custom, but to derive the greatest utility from the smallest/ means. <text:s/>They who commit their offspring to the charge of/ a teacher in their young days, so that preparing for the solemn/ occasion of becoming Bar Mitzvah involves no extraordinary/ effort, have not any reason for acting upon my suggestion. <text:s/>They/ are fully alive to their obligation, and their children's familiarity/ with the Scriptures and the ritual will be reckoned righteousness/ before the Lord. <text:s/>But they who for motives not always under/ their control, do not follow a course so very descriable, might/ </text:span><text:span text:style-name="T2">think of</text:span><text:span text:style-name="T4"> bestow a thought on what I have </text:span><text:span text:style-name="T2">said</text:span><text:span text:style-name="T4"> intimated, and possibly arrive at my conclusion./ <text:s/>I have heard to-day that Moses gave a notable command./ <text:s/>Immediately after having crossed the Jordan, the Rulers of/ Israel should set up large stones, and upon a cement pre-/-ared for the purpose, engrave the principal laws./</text:span></text:p>
      <text:p text:style-name="P6"><text:span text:style-name="T4">It will be pertinently asked. <text:s/>Had not the legislator written/ down the whole Law, and put a copy thereof beside the/ Ark of the Covenant? <text:s/>What necessity was there for tracing any part of it upon </text:span><text:span text:style-name="T2">the</text:span><text:span text:style-name="T4"> stones? <text:s/>My friends! <text:s/>The answer/</text:span></text:p>
      <text:p text:style-name="P6"><text:soft-page-break/><text:span text:style-name="T4"/></text:p>
      <text:p text:style-name="P6"><text:span text:style-name="T4">[Page 5]</text:span></text:p>
      <text:p text:style-name="P6"><text:span text:style-name="T4">to the query is the spirit of the ordinance itself. <text:s/>Our great/ teacher deemed the knowledge of the Torah so important that/ every conceivable means by which it could be impressed deeply on the/ mind was hailed by him and improved upon. <text:s/>We, his disciples,/ ought to be guided by that shining light in our endeavours to/ hand down the ancestral religion. <text:s/>A father in Israel, should/ study how he can make his son most</text:span><text:span text:style-name="T5">2</text:span><text:span text:style-name="T6"> contribute</text:span><text:span text:style-name="T5">1</text:span><text:span text:style-name="T6"> to the ac-/-complishing of a grand object--the perpetuation of Judaism./ <text:s/>He may discover that his powers do not equal his wishes in that/ respect. <text:s/>What he cannot do fully, let him the discharge partially but to the best of his abilities./ <text:s/>He will, at all events, readily perceive that an acquaintance/ with a single portion of Holy Writ is no appreciable coopera-/-tion to the maintenance of the Jewish worship. <text:s/>He will there-/-fore yield the momentary gratification which the prominence given/ once to his child at the Synagogue, naturally affords, for the/ advancement of the national cause. <text:s/>the days and months oc-/-cupied by his son in mastering a barren knowledge, will be de-/-voted to the acquirement of a fruitful learning. <text:s/>The reciting of the/ benedictions at being called to the Law, will, without </text:span><text:span text:style-name="T3">cause</text:span><text:span text:style-name="T6"> instance, amply/ suffice, if the </text:span><text:span text:style-name="T3">but</text:span><text:span text:style-name="T6"> student was made but to understand the letter and the spirit/ thereof, and he is stirred up thereby to further efforts, which will secure/ his attendance in the dwelling of prayer./</text:span></text:p>
      <text:p text:style-name="P6"><text:span text:style-name="T6"/></text:p>
      <text:p text:style-name="P6"><text:span text:style-name="T6">[Page 6]</text:span></text:p>
      <text:p text:style-name="P6"><text:span text:style-name="T6">My dear young brother! <text:s/>It would be ungracious in me to/ utter a word of discouragement. <text:s/>No: my nature and my duty/ incite me to praise any action which signifies adherence to/ the olden law, and I shall not censure when a religious inten-/tion is purposed to be carried out. <text:s/>The ceremony which attend/ the becoming a Bar Mitzvah is in very deed full of/ meaning. <text:s/>You have told us by its performance that you/ are an Israelite, not because born of Jewish parents, but/ because you have assumed the observance of the Torah./ <text:s/>Yet I will say,--for it behooves me so to speak--, that the/ rehearsing of the portion, in which you repeated for our in-/-struction the command of Moses I have alluded to, is the very/ least of your observances. <text:s/>Be not beguiled by the thought,/ apt to be entertained at your age, that you have met with re-/-markable success. <text:s/>Aside from the tacit acknowledgment of/ your being one of us, what you have learnt is useless to/ the cause for which we all must work. <text:s/>We are in duty bound/ to become familiar with our national language--the Hebrew--/ in order to understand well what God demands of us, as his/ chosen race, and in order to give everlasting perpetuity to our worship./</text:span></text:p>
      <text:p text:style-name="P6"><text:span text:style-name="T6"/></text:p>
      <text:p text:style-name="P6"><text:span text:style-name="T6">[Page 7]</text:span></text:p>
      <text:p text:style-name="P6"><text:span text:style-name="T6">(Here follows some appropriate remarks about studying the/ holy language, and making it the means of enlightening our mind, and/ upholding the worship at the Synagogue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1T12:16:47.22</meta:creation-date>
    <meta:document-statistic meta:table-count="0" meta:image-count="0" meta:object-count="0" meta:page-count="4" meta:paragraph-count="80" meta:word-count="1597" meta:character-count="9663"/>
    <dc:date>2012-09-11T13:56:53.75</dc:date>
    <dc:creator>Penn Libraries</dc:creator>
    <meta:editing-duration>PT00H04M08S</meta:editing-duration>
    <meta:editing-cycles>1</meta:editing-cycles>
    <meta:generator>OpenOffice.org/3.2$Win32 OpenOffice.org_project/320m12$Build-9483</meta:generator>
  </office:meta>
</office:document-meta>
</file>